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5F669C90.png"/>
  <manifest:file-entry manifest:media-type="image/png" manifest:full-path="Pictures/10000201000001860000003E23029A8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gr1" style:family="graphic" style:parent-style-name="standard">
      <style:graphic-properties draw:stroke="none" draw:fill="none" fo:min-height="2.28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040477" fo:min-height="3.137cm" draw:shadow="hidden" draw:shadow-color="#808080"/>
    </style:style>
    <style:style style:name="pr2" style:family="presentation" style:parent-style-name="Default-subtitle" style:list-style-name="L3">
      <style:graphic-properties draw:fill-color="#ffffff" draw:auto-grow-height="true" fo:min-height="6.35cm"/>
    </style:style>
    <style:style style:name="pr3" style:family="presentation" style:parent-style-name="Default-notes">
      <style:graphic-properties draw:stroke="none" draw:fill="none" draw:fill-color="#ffffff" draw:auto-grow-height="true" fo:min-height="12.208cm" draw:shadow="hidden" draw:shadow-color="#919191"/>
    </style:style>
    <style:style style:name="pr4" style:family="presentation" style:parent-style-name="Default-title">
      <style:graphic-properties draw:fill-color="#ffffff" draw:auto-grow-height="true" fo:min-height="3.508cm"/>
    </style:style>
    <style:style style:name="pr5" style:family="presentation" style:parent-style-name="Default-subtitle" style:list-style-name="L3">
      <style:graphic-properties draw:fill-color="#ffffff" fo:min-height="11.43cm"/>
    </style:style>
    <style:style style:name="pr6" style:family="presentation" style:parent-style-name="Default-notes">
      <style:graphic-properties draw:fill-color="#ffffff" fo:min-height="12.208cm"/>
    </style:style>
    <style:style style:name="pr7" style:family="presentation" style:parent-style-name="Default-subtitle" style:list-style-name="L3">
      <style:graphic-properties draw:fill-color="#ffffff" fo:min-height="11.43cm"/>
    </style:style>
    <style:style style:name="pr8" style:family="presentation" style:parent-style-name="Default-subtitle" style:list-style-name="L3">
      <style:graphic-properties draw:fill-color="#ffffff" fo:min-height="11.43cm"/>
    </style:style>
    <style:style style:name="pr9" style:family="presentation" style:parent-style-name="Default-title">
      <style:graphic-properties draw:fill-color="#ffffff" draw:auto-grow-height="true" fo:min-height="2.54cm"/>
    </style:style>
    <style:style style:name="pr10" style:family="presentation" style:parent-style-name="Default-subtitle" style:list-style-name="L3">
      <style:graphic-properties draw:fill-color="#ffffff" fo:min-height="11.89cm"/>
    </style:style>
    <style:style style:name="pr11" style:family="presentation" style:parent-style-name="Default-notes">
      <style:graphic-properties draw:fill-color="#ffffff" fo:min-height="11.957cm"/>
    </style:style>
    <style:style style:name="pr12" style:family="presentation" style:parent-style-name="Default-title">
      <style:graphic-properties draw:fill-color="#ffffff" fo:min-height="3.257cm"/>
    </style:style>
    <style:style style:name="pr13" style:family="presentation" style:parent-style-name="Default-subtitle" style:list-style-name="L5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00ff" fo:font-size="36pt" style:font-size-asian="36pt" style:font-size-complex="36pt"/>
    </style:style>
    <style:style style:name="P5" style:family="paragraph">
      <style:paragraph-properties fo:margin-left="1.2cm" fo:margin-right="0cm" fo:text-indent="-0.6cm"/>
    </style:style>
    <style:style style:name="P6" style:family="paragraph">
      <style:paragraph-properties fo:margin-left="1.2cm" fo:margin-right="0cm" fo:text-indent="-0.6cm"/>
      <style:text-properties fo:font-size="32pt"/>
    </style:style>
    <style:style style:name="P7" style:family="paragraph">
      <style:paragraph-properties fo:margin-left="1.2cm" fo:margin-right="0cm" fo:line-height="150%" fo:text-align="start" text:enable-numbering="true" fo:text-indent="-0.6cm"/>
    </style:style>
    <style:style style:name="P8" style:family="paragraph">
      <style:paragraph-properties fo:margin-left="1.2cm" fo:margin-right="0cm" fo:line-height="150%" fo:text-align="start" text:enable-numbering="true" fo:text-indent="-0.6cm"/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P9" style:family="paragraph">
      <style:paragraph-properties fo:margin-left="3cm" fo:margin-right="0cm" fo:line-height="150%" fo:text-align="start" text:enable-numbering="true" fo:text-indent="-0.6cm"/>
    </style:style>
    <style:style style:name="P10" style:family="paragraph">
      <style:paragraph-properties fo:margin-left="0cm" fo:margin-right="0cm" fo:text-indent="0cm"/>
      <style:text-properties fo:font-size="10pt"/>
    </style:style>
    <style:style style:name="P11" style:family="paragraph">
      <style:paragraph-properties fo:margin-left="0cm" fo:margin-right="0cm" fo:line-height="200%" fo:text-align="start" text:enable-numbering="false" fo:text-indent="0cm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0000ff" fo:font-size="36pt" style:font-size-asian="36pt" style:font-size-complex="36pt"/>
    </style:style>
    <style:style style:name="T3" style:family="text">
      <style:text-properties fo:color="#000000" fo:font-size="32pt"/>
    </style:style>
    <style:style style:name="T4" style:family="text">
      <style:text-properties fo:font-size="32pt"/>
    </style:style>
    <style:style style:name="T5" style:family="text">
      <style:text-properties fo:color="#000000"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•">
        <style:text-properties fo:font-family="'Nokia Large'" style:font-family-generic="swiss" style:font-pitch="variable" fo:color="#00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•">
        <style:text-properties fo:font-family="'Nokia Large'" style:font-family-generic="swiss" style:font-pitch="variable" fo:color="#0033cc" fo:font-size="100%"/>
      </text:list-level-style-bullet>
      <text:list-level-style-bullet text:level="2" text:bullet-char="•">
        <style:list-level-properties text:space-before="1.309cm"/>
        <style:text-properties fo:font-family="'Nokia Sans Wide'" style:font-family-generic="swiss" style:font-pitch="variable" fo:color="#0033cc" fo:font-size="100%"/>
      </text:list-level-style-bullet>
      <text:list-level-style-bullet text:level="3" text:bullet-char="•">
        <style:list-level-properties text:space-before="2.645cm"/>
        <style:text-properties fo:font-family="'Nokia Sans Wide'" style:font-family-generic="swiss" style:font-pitch="variable" fo:color="#0033cc" fo:font-size="100%"/>
      </text:list-level-style-bullet>
      <text:list-level-style-bullet text:level="4" text:bullet-char="•">
        <style:list-level-properties text:space-before="4.242cm"/>
        <style:text-properties fo:font-family="'Nokia Sans Wide'" style:font-family-generic="swiss" style:font-pitch="variable" fo:color="#0033cc" fo:font-size="100%"/>
      </text:list-level-style-bullet>
      <text:list-level-style-bullet text:level="5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5.569cm"/>
        <style:text-properties fo:font-family="'Nokia Sans Wide'" style:font-family-generic="swiss" style:font-pitch="variable" fo:color="#040477" fo:font-size="100%"/>
      </text:list-level-style-bullet>
    </text:list-style>
    <text:list-style style:name="L5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© 2009  Nokia   2009-02-07 / Ali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text-style-name="P2" draw:layer="layout" svg:width="26.493cm" svg:height="3.137cm" svg:x="0.177cm" svg:y="2.578cm" presentation:class="title" presentation:user-transformed="true">
          <draw:text-box>
            <text:p text:style-name="P1"><text:span text:style-name="T1">The Hynerian Empire</text:span></text:p>
          </draw:text-box>
        </draw:frame>
        <draw:frame draw:style-name="gr1" draw:text-style-name="P4" draw:layer="layout" svg:width="24.751cm" svg:height="2.538cm" svg:x="1.919cm" svg:y="6.352cm">
          <draw:text-box>
            <text:p text:style-name="P3"><text:span text:style-name="T2">An introduction to Rygel and it's plugin API</text:span></text:p>
          </draw:text-box>
        </draw:frame>
        <draw:frame presentation:style-name="pr2" draw:text-style-name="P6" draw:layer="layout" svg:width="10.16cm" svg:height="6.35cm" svg:x="16.51cm" svg:y="8.89cm">
          <draw:text-box>
            <text:list text:style-name="L3">
              <text:list-item>
                <text:list>
                  <text:list-item>
                    <text:p text:style-name="P5"><text:span text:style-name="T3">Zeeshan Ali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4"/></text:p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layer="layout" svg:width="13.648cm" svg:height="9.454cm" svg:x="2.522cm" svg:y="2.346cm" draw:page-number="1"/>
          <draw:frame presentation:style-name="pr3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draw:id="id2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What is Rygel?</text:p>
          </draw:text-box>
        </draw:frame>
        <draw:frame presentation:style-name="pr5" draw:text-style-name="P8" draw:layer="layout" svg:width="24.369cm" svg:height="11.43cm" svg:x="1.27cm" svg:y="4.445cm">
          <draw:text-box>
            <text:list text:style-name="L3">
              <text:list-item>
                <text:list>
                  <text:list-item>
                    <text:p text:style-name="P7"><text:span text:style-name="T5">Farscape characht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A UPnP/DLNA Media 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Easy sharing of media on network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gupnp-media-serv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GNOME/Maemo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2" presentation:class="page"/>
          <draw:frame presentation:style-name="pr6" draw:text-style-name="P3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draw:id="id3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Involved protocols and concepts</text:p>
          </draw:text-box>
        </draw:frame>
        <draw:frame presentation:style-name="pr7" draw:text-style-name="P8" draw:layer="layout" svg:width="24.369cm" svg:height="11.43cm" svg:x="1.27cm" svg:y="4.446cm">
          <draw:text-box>
            <text:list text:style-name="L3">
              <text:list-item>
                <text:list>
                  <text:list-item>
                    <text:p text:style-name="P7"><text:span text:style-name="T5">Universal Plug n Pla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5">Discovery, description, control &amp; event notificatio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9"><text:span text:style-name="T5">IGD, AV Scanner, Printer and Lightening Control etc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Digital Living Network Alli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edia Serv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3" presentation:class="page"/>
          <draw:frame presentation:style-name="pr6" draw:text-style-name="P10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draw:id="id4">
        <office:forms form:automatic-focus="false" form:apply-design-mode="false"/>
        <draw:frame presentation:style-name="pr4" draw:text-style-name="P3" draw:layer="layout" svg:width="23.912cm" svg:height="3.508cm" svg:x="1.905cm" svg:y="0.302cm" presentation:class="title" presentation:user-transformed="true">
          <draw:text-box>
            <text:p text:style-name="P3">UPnP Media Server components</text:p>
          </draw:text-box>
        </draw:frame>
        <draw:frame presentation:style-name="pr8" draw:text-style-name="P8" draw:layer="layout" svg:width="24.369cm" svg:height="11.43cm" svg:x="1.27cm" svg:y="4.445cm">
          <draw:text-box>
            <text:list text:style-name="L3">
              <text:list-item>
                <text:list>
                  <text:list-item>
                    <text:p text:style-name="P7"><text:span text:style-name="T5">Farscape characht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4" presentation:class="page"/>
          <draw:frame presentation:style-name="pr6" draw:text-style-name="P10" draw:layer="layout" svg:width="13.701cm" svg:height="12.208cm" svg:x="2.495cm" svg:y="12.859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1T1" presentation:use-footer-name="ftr1" draw:id="id5">
        <office:forms form:automatic-focus="false" form:apply-design-mode="false"/>
        <draw:frame presentation:style-name="pr9" draw:text-style-name="P3" draw:layer="layout" svg:width="13.183cm" svg:height="2.54cm" svg:x="2.057cm" svg:y="0.635cm" presentation:class="title" presentation:user-transformed="true">
          <draw:text-box>
            <text:p text:style-name="P3">Future plans</text:p>
          </draw:text-box>
        </draw:frame>
        <draw:frame presentation:style-name="pr10" draw:text-style-name="P8" draw:layer="layout" svg:width="24.369cm" svg:height="11.89cm" svg:x="1.27cm" svg:y="3.81cm">
          <draw:text-box>
            <text:list text:style-name="L3">
              <text:list-item>
                <text:list>
                  <text:list-item>
                    <text:p text:style-name="P7"><text:span text:style-name="T5">Transcodi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Configur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Better DVB integr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~100% DLNA complia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More plugi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5">Searching, filtering, uploading etc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5" presentation:class="page"/>
          <draw:frame presentation:style-name="pr11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draw:page draw:name="page6" draw:style-name="dp5" draw:master-page-name="Default" presentation:presentation-page-layout-name="AL1T1" presentation:use-footer-name="ftr1" draw:id="id6">
        <draw:frame presentation:style-name="pr12" draw:text-style-name="P3" draw:layer="layout" svg:width="23.912cm" svg:height="3.257cm" svg:x="1.27cm" svg:y="0.553cm" presentation:class="title" presentation:user-transformed="true">
          <draw:text-box>
            <text:p text:style-name="P3">Thanks!</text:p>
          </draw:text-box>
        </draw:frame>
        <draw:frame presentation:style-name="pr13" draw:text-style-name="P11" draw:layer="layout" svg:width="19.924cm" svg:height="11.43cm" svg:x="2.301cm" svg:y="3.81cm">
          <draw:text-box>
            <text:p text:style-name="P11"><text:span text:style-name="T5">Homepage: </text:span><text:span text:style-name="T5"><text:a xlink:href="http://live.gnome.org/Rygel">http://live.gnome.org/Rygel</text:a></text:span></text:p>
            <text:p text:style-name="P11"><text:span text:style-name="T5">IRC: #gupnp@irc.gimp.org</text:span></text:p>
            <text:p text:style-name="P11"><text:span text:style-name="T5">mailing-list: rygel-list@gnome.org</text:span></text:p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4">
          <draw:page-thumbnail draw:style-name="gr2" draw:layer="layout" svg:width="13.648cm" svg:height="9.455cm" svg:x="2.522cm" svg:y="2.346cm" draw:page-number="6" presentation:class="page"/>
          <draw:frame presentation:style-name="pr11" draw:text-style-name="P3" draw:layer="layout" svg:width="13.701cm" svg:height="11.957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'Bitstream Vera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33cm" fo:margin-right="0cm" fo:margin-top="0.132cm" fo:margin-bottom="0.132cm" fo:line-height="100%" fo:text-align="start" text:enable-numbering="true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1.852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88cm" fo:margin-right="0cm" fo:margin-top="0.105cm" fo:margin-bottom="0.105cm" fo:line-height="100%" fo:text-align="start" text:enable-numbering="true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758cm" fo:margin-right="0cm" fo:margin-top="0.092cm" fo:margin-bottom="0.092cm" fo:line-height="100%" fo:text-align="start" text:enable-numbering="true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position="0% 100%" fo:font-family="'Nokia Large'" style:font-family-generic="swiss" style:font-pitch="variable" fo:font-size="32pt" fo:font-style="normal" fo:text-shadow="none" style:text-underline-style="none" fo:font-weight="bold" style:letter-kerning="true" style:font-family-asian="'Bitstream Vera Sans'" style:font-family-generic-asian="system" style:font-pitch-asian="variable" style:font-size-asian="32pt" style:font-style-asian="normal" style:font-weight-asian="bold" style:font-family-complex="'Bitstream Vera Sans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text-properties fo:font-family="'Nokia Larg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5.569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'Bitstream Vera Sans'" style:font-family-generic-complex="system" style:font-pitch-complex="variable" style:font-size-complex="28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text:enable-numbering="false" fo:text-indent="0cm" style:punctuation-wrap="simple" style:line-break="normal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'Bitstream Vera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533cm"/>
            <style:text-properties fo:font-family="'Nokia Sans Wide'" style:font-family-generic="swiss" style:font-pitch="variable" fo:color="#0033cc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3" text:bullet-char="•">
            <style:list-level-properties text:space-before="2.645cm" text:min-label-width="0.543cm"/>
            <style:text-properties fo:font-family="'Nokia Sans Wide'" style:font-family-generic="swiss" style:font-pitch="variable" fo:color="#0033cc" fo:font-size="100%"/>
          </text:list-level-style-bullet>
          <text:list-level-style-bullet text:level="4" text:bullet-char="•">
            <style:list-level-properties text:space-before="4.242cm" text:min-label-width="0.516cm"/>
            <style:text-properties fo:font-family="'Nokia Sans Wide'" style:font-family-generic="swiss" style:font-pitch="variable" fo:color="#0033cc" fo:font-size="100%"/>
          </text:list-level-style-bullet>
          <text:list-level-style-bullet text:level="5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6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7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8" text:bullet-char="•">
            <style:list-level-properties text:space-before="5.569cm" text:min-label-width="0.525cm"/>
            <style:text-properties fo:font-family="'Nokia Sans Wide'" style:font-family-generic="swiss" style:font-pitch="variable" fo:color="#0033cc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33cm" fo:margin-right="0cm" fo:margin-top="0.132cm" fo:margin-bottom="0.132cm" fo:line-height="100%" fo:text-align="start" text:enable-numbering="true" fo:text-indent="0cm" style:punctuation-wrap="simple" style:line-break="normal">
        <style:tab-stops>
          <style:tab-stop style:position="1.583cm"/>
          <style:tab-stop style:position="3.699cm"/>
          <style:tab-stop style:position="5.816cm"/>
          <style:tab-stop style:position="7.933cm"/>
          <style:tab-stop style:position="10.049cm"/>
          <style:tab-stop style:position="12.166cm"/>
          <style:tab-stop style:position="14.283cm"/>
          <style:tab-stop style:position="16.399cm"/>
          <style:tab-stop style:position="18.516cm"/>
          <style:tab-stop style:position="20.633cm"/>
          <style:tab-stop style:position="22.749cm"/>
          <style:tab-stop style:position="24.866cm"/>
          <style:tab-stop style:position="26.983cm"/>
          <style:tab-stop style:position="29.099cm"/>
        </style:tab-stops>
      </style:paragraph-properties>
      <style:text-properties fo:color="#000000" style:text-outline="false" style:text-line-through-style="none" style:text-position="0% 100%" fo:font-family="'Nokia Sans Wide'" style:font-family-generic="swiss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1.852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64cm"/>
          <style:tab-stop style:position="2.381cm"/>
          <style:tab-stop style:position="4.497cm"/>
          <style:tab-stop style:position="6.614cm"/>
          <style:tab-stop style:position="8.731cm"/>
          <style:tab-stop style:position="10.847cm"/>
          <style:tab-stop style:position="12.964cm"/>
          <style:tab-stop style:position="15.081cm"/>
          <style:tab-stop style:position="17.197cm"/>
          <style:tab-stop style:position="19.314cm"/>
          <style:tab-stop style:position="21.431cm"/>
          <style:tab-stop style:position="23.547cm"/>
          <style:tab-stop style:position="25.664cm"/>
          <style:tab-stop style:position="27.781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88cm" fo:margin-right="0cm" fo:margin-top="0.105cm" fo:margin-bottom="0.105cm" fo:line-height="100%" fo:text-align="start" text:enable-numbering="true" fo:text-indent="0cm" style:punctuation-wrap="simple" style:line-break="normal">
        <style:tab-stops>
          <style:tab-stop style:position="1.045cm"/>
          <style:tab-stop style:position="3.161cm"/>
          <style:tab-stop style:position="5.278cm"/>
          <style:tab-stop style:position="7.395cm"/>
          <style:tab-stop style:position="9.511cm"/>
          <style:tab-stop style:position="11.628cm"/>
          <style:tab-stop style:position="13.745cm"/>
          <style:tab-stop style:position="15.861cm"/>
          <style:tab-stop style:position="17.978cm"/>
          <style:tab-stop style:position="20.095cm"/>
          <style:tab-stop style:position="22.211cm"/>
          <style:tab-stop style:position="24.328cm"/>
          <style:tab-stop style:position="26.44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758cm" fo:margin-right="0cm" fo:margin-top="0.092cm" fo:margin-bottom="0.092cm" fo:line-height="100%" fo:text-align="start" text:enable-numbering="true" fo:text-indent="0cm" style:punctuation-wrap="simple" style:line-break="normal">
        <style:tab-stops>
          <style:tab-stop style:position="1.591cm"/>
          <style:tab-stop style:position="3.708cm"/>
          <style:tab-stop style:position="5.825cm"/>
          <style:tab-stop style:position="7.941cm"/>
          <style:tab-stop style:position="10.058cm"/>
          <style:tab-stop style:position="12.175cm"/>
          <style:tab-stop style:position="14.291cm"/>
          <style:tab-stop style:position="16.408cm"/>
          <style:tab-stop style:position="18.525cm"/>
          <style:tab-stop style:position="20.641cm"/>
          <style:tab-stop style:position="22.758cm"/>
          <style:tab-stop style:position="24.87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094cm" fo:margin-right="0cm" fo:margin-top="0.119cm" fo:margin-bottom="0.119cm" fo:line-height="100%" fo:text-align="start" text:enable-numbering="true" fo:text-indent="0cm" style:punctuation-wrap="simple" style:line-break="normal">
        <style:tab-stops>
          <style:tab-stop style:position="0.255cm"/>
          <style:tab-stop style:position="2.372cm"/>
          <style:tab-stop style:position="4.489cm"/>
          <style:tab-stop style:position="6.605cm"/>
          <style:tab-stop style:position="8.722cm"/>
          <style:tab-stop style:position="10.839cm"/>
          <style:tab-stop style:position="12.955cm"/>
          <style:tab-stop style:position="15.072cm"/>
          <style:tab-stop style:position="17.189cm"/>
          <style:tab-stop style:position="19.305cm"/>
          <style:tab-stop style:position="21.422cm"/>
          <style:tab-stop style:position="23.539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27.52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draw:background-size="border" draw:fill="solid" draw:fill-color="#0033cc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wrap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no-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Title1-backgroundobjects" style:list-style-name="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no-wrap" draw:shadow="hidden" draw:shadow-color="#808080"/>
    </style:style>
    <style:style style:name="pr4" style:family="presentation" style:parent-style-name="Title1-backgroundobjects" style:list-style-name="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90%" text:enable-numbering="false" fo:text-indent="0cm" style:writing-mode="lr-tb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text:enable-numbering="false" fo:text-indent="0cm"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00%" text:enable-numbering="false" fo:text-indent="0cm" style:punctuation-wrap="hanging" style:line-break="stric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'Nokia Sans Wide'" style:font-family-generic="swiss" style:font-pitch="variable" fo:font-size="8pt" fo:language="zxx" fo:country="none" style:font-size-asian="8pt" style:font-size-complex="8pt"/>
    </style:style>
    <style:style style:name="T3" style:family="text">
      <style:text-properties fo:font-family="'Nokia Sans Wide'" style:font-family-generic="swiss" style:font-pitch="variable" fo:font-size="8pt" fo:language="en" fo:country="US" style:font-size-asian="8pt" style:font-size-complex="8pt"/>
    </style:style>
    <style:style style:name="T4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T5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T6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'Nokia Sans Wide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page-thumbnail draw:layer="backgroundobjects" svg:width="6.54cm" svg:height="4.526cm" svg:x="1.869cm" svg:y="3.943cm" draw:page-number="1"/>
      <draw:page-thumbnail draw:layer="backgroundobjects" svg:width="6.54cm" svg:height="4.526cm" svg:x="10.279cm" svg:y="3.943cm"/>
      <draw:page-thumbnail draw:layer="backgroundobjects" svg:width="6.54cm" svg:height="4.526cm" svg:x="1.869cm" svg:y="11.23cm"/>
      <draw:page-thumbnail draw:layer="backgroundobjects" svg:width="6.54cm" svg:height="4.526cm" svg:x="10.279cm" svg:y="11.23cm"/>
      <draw:page-thumbnail draw:layer="backgroundobjects" svg:width="6.54cm" svg:height="4.526cm" svg:x="1.869cm" svg:y="18.517cm"/>
      <draw:page-thumbnail draw:layer="backgroundobjects" svg:width="6.54cm" svg:height="4.526cm" svg:x="10.279cm" svg:y="18.517cm"/>
      <draw:frame draw:style-name="gr1" draw:text-style-name="P1" draw:layer="backgroundobjects" svg:width="8.11cm" svg:height="1.3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11cm" svg:height="1.348cm" svg:x="10.579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11cm" svg:height="1.348cm" svg:x="0cm" svg:y="25.64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11cm" svg:height="1.348cm" svg:x="10.579cm" svg:y="25.64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6.493cm" svg:height="3.136cm" svg:x="0.511cm" svg:y="-0.001cm" presentation:class="title" presentation:placeholder="true">
        <draw:text-box/>
      </draw:frame>
      <draw:frame presentation:style-name="Default-outline1" draw:layer="backgroundobjects" svg:width="26.498cm" svg:height="13.813cm" svg:x="0.538cm" svg:y="3.135cm" presentation:class="outline" presentation:placeholder="true">
        <draw:text-box/>
      </draw:frame>
      <draw:frame presentation:style-name="pr1" draw:text-style-name="P3" draw:layer="backgroundobjects" svg:width="11.765cm" svg:height="0.551cm" svg:x="1.52cm" svg:y="18.124cm" presentation:class="footer">
        <draw:text-box>
          <text:p text:style-name="P3"><text:span text:style-name="T2"><presentation:footer/></text:span></text:p>
        </draw:text-box>
      </draw:frame>
      <draw:g>
        <draw:frame draw:style-name="gr3" draw:text-style-name="P4" draw:layer="backgroundobjects" svg:width="3.303cm" svg:height="0.525cm" svg:x="23.433cm" svg:y="17.749cm">
          <draw:image xlink:href="Pictures/10000201000001860000003E5F669C90.png" xlink:type="simple" xlink:show="embed" xlink:actuate="onLoad">
            <text:p/>
          </draw:image>
        </draw:frame>
        <draw:custom-shape draw:style-name="gr4" draw:text-style-name="P5" draw:layer="backgroundobjects" svg:width="4.86cm" svg:height="2.073cm" svg:x="22.657cm" svg:y="16.977cm">
          <text:p/>
          <draw:enhanced-geometry svg:viewBox="0 0 21600 21600" draw:type="rectangle" draw:enhanced-path="M 0 0 L 21600 0 21600 21600 0 21600 0 0 Z N"/>
        </draw:custom-shape>
      </draw:g>
      <draw:frame presentation:style-name="pr2" draw:text-style-name="P6" draw:layer="backgroundobjects" svg:width="1.036cm" svg:height="0.599cm" svg:x="0.494cm" svg:y="18.106cm" presentation:class="page-number">
        <draw:text-box>
          <text:p text:style-name="P6"><text:span text:style-name="T3"><text:page-number>&lt;number&gt;</text:page-number></text:span></text:p>
        </draw:text-box>
      </draw:frame>
      <presentation:notes style:page-layout-name="PM0">
        <draw:rect draw:style-name="gr5" draw:text-style-name="P7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3.648cm" svg:height="9.455cm" svg:x="2.522cm" svg:y="2.346cm" presentation:class="page"/>
      </presentation:notes>
    </style:master-page>
    <style:master-page style:name="Title1" style:page-layout-name="PM1" draw:style-name="dp2">
      <draw:frame presentation:style-name="Title1-title" draw:layer="backgroundobjects" svg:width="19.72cm" svg:height="6.025cm" svg:x="0.516cm" svg:y="4.374cm" presentation:class="title" presentation:placeholder="true">
        <draw:text-box/>
      </draw:frame>
      <draw:frame presentation:style-name="pr3" draw:text-style-name="P3" draw:layer="backgroundobjects" svg:width="11.765cm" svg:height="0.551cm" svg:x="1.626cm" svg:y="18.124cm" presentation:class="footer">
        <draw:text-box>
          <text:p text:style-name="P3"><text:span text:style-name="T4"><presentation:footer/></text:span></text:p>
        </draw:text-box>
      </draw:frame>
      <draw:custom-shape draw:style-name="gr6" draw:text-style-name="P5" draw:layer="backgroundobjects" svg:width="8.458cm" svg:height="0.768cm" svg:x="0.595cm" svg:y="17.427cm">
        <text:p text:style-name="P8"><text:span text:style-name="T5">Company Confidential</text:span></text:p>
        <draw:enhanced-geometry svg:viewBox="0 0 21600 21600" draw:type="mso-spt202" draw:enhanced-path="M 0 0 L 21600 0 21600 21600 0 21600 0 0 Z N"/>
      </draw:custom-shape>
      <draw:g>
        <draw:frame draw:style-name="gr3" draw:text-style-name="P4" draw:layer="backgroundobjects" svg:width="3.303cm" svg:height="0.525cm" svg:x="23.438cm" svg:y="9cm">
          <draw:image xlink:href="Pictures/10000201000001860000003E23029A84.png" xlink:type="simple" xlink:show="embed" xlink:actuate="onLoad">
            <text:p/>
          </draw:image>
        </draw:frame>
        <draw:custom-shape draw:style-name="gr4" draw:text-style-name="P5" draw:layer="backgroundobjects" svg:width="4.86cm" svg:height="2.072cm" svg:x="22.657cm" svg:y="8.229cm">
          <text:p/>
          <draw:enhanced-geometry svg:viewBox="0 0 21600 21600" draw:type="rectangle" draw:enhanced-path="M 0 0 L 21600 0 21600 21600 0 21600 0 0 Z N"/>
        </draw:custom-shape>
      </draw:g>
      <draw:frame presentation:style-name="pr4" draw:text-style-name="P6" draw:layer="backgroundobjects" svg:width="1.036cm" svg:height="0.599cm" svg:x="0.6cm" svg:y="18.106cm" presentation:class="page-number">
        <draw:text-box>
          <text:p text:style-name="P6"><text:span text:style-name="T6"><text:page-number>&lt;number&gt;</text:page-number></text:span></text:p>
        </draw:text-box>
      </draw:frame>
      <presentation:notes style:page-layout-name="PM0">
        <draw:rect draw:style-name="gr5" draw:text-style-name="P7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3.648cm" svg:height="9.455cm" svg:x="2.522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dc:title>Slide 1</dc:title>
    <meta:initial-creator>Ali Zeeshan</meta:initial-creator>
    <meta:creation-date>2008-11-05T17:04:19</meta:creation-date>
    <dc:creator>Zeeshan (Khattak)</dc:creator>
    <dc:date>2009-02-03T00:31:06</dc:date>
    <meta:print-date>1998-09-04T10:04:32</meta:print-date>
    <meta:editing-cycles>112</meta:editing-cycles>
    <meta:editing-duration>PT6H16M57S</meta:editing-duration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